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vOp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Si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inup Environ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a xlink:href="https://shibboleth.usc.edu/idp/profile/SAML2/Unsolicited/SSO?providerId=urn:amazon:webservices" xlink:type="simple">AWS</text:a> - US West 2 - Ohio</text:p>
              </text:list-item>
              <text:list-item>
                <text:p>CloudFormation Template – <text:a xlink:href="https://docs.docker.com/docker-for-aws/" xlink:type="simple">Docker for AWS</text:a></text:p>
              </text:list-item>
              <text:list-item>
                <text:p>AWS – <text:a xlink:href="https://console.aws.amazon.com/route53/home?region=us-east-2#hosted-zones:" xlink:type="simple">Route 53</text:a></text:p>
              </text:list-item>
              <text:list-item>
                <text:p>Populate environment</text:p>
              </text:list-item>
            </text:list>
            <text:list text:style-name="L4">
              <text:list-item>
                <text:p>Variables</text:p>
              </text:list-item>
              <text:list-item>
                <text:p>Secrets</text:p>
              </text:list-item>
              <text:list-item>
                <text:p>Network</text:p>
              </text:list-item>
              <text:list-item>
                <text:p>Volumes</text:p>
              </text:list-item>
              <text:list-item>
                <text:p>Restore Data</text:p>
              </text:list-item>
              <text:list-item>
                <text:p>Deploy Stacks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gress Load Balanc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ocker-flow-prox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iz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visualizer.swarm.usc.edu/" xlink:type="simple">Visualizer</text:a></text:p>
              </text:list-item>
              <text:list-item>
                <text:p><text:a xlink:href="https://portainer.swarm.usc.edu/#/swarm/visualizer" xlink:type="simple">Portainer</text:a></text:p>
              </text:list-item>
              <text:list-item>
                <text:p><text:a xlink:href="https://filebrowser.swarm.usc.edu/files/" xlink:type="simple">FileBrowser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itor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prometheus.swarm.usc.edu/" xlink:type="simple">Prometheus</text:a></text:p>
              </text:list-item>
              <text:list-item>
                <text:p><text:a xlink:href="https://alert-manager.swarm.usc.edu/" xlink:type="simple">Alert-Manager</text:a></text:p>
              </text:list-item>
              <text:list-item>
                <text:p><text:a xlink:href="https://unsee.swarm.usc.edu/" xlink:type="simple">Unsee</text:a></text:p>
              </text:list-item>
              <text:list-item>
                <text:p><text:a xlink:href="https://grafana.swarm.usc.edu/" xlink:type="simple">Grafana</text:a></text:p>
                <text:list>
                  <text:list-item>
                    <text:p>admin/admin</text:p>
                  </text:list-item>
                  <text:list-item>
                    <text:p><text:a xlink:href="https://grafana.swarm.usc.edu/d/BPlb-Sgik/docker-swarm-nodes?refresh=30s&amp;orgId=1" xlink:type="simple">Docker Swarm Nodes</text:a></text:p>
                  </text:list-item>
                  <text:list-item>
                    <text:p><text:a xlink:href="https://grafana.swarm.usc.edu/d/zr_baSRmk/docker-swarm-services?refresh=30s&amp;orgId=1" xlink:type="simple">Docker Swarm Services</text:a>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g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lasticStack</text:p>
              </text:list-item>
              <text:list-item>
                <text:p>Logstash</text:p>
              </text:list-item>
              <text:list-item>
                <text:p><text:a xlink:href="https://elk.swarm.usc.edu/" xlink:type="simple">Kibana</text:a></text:p>
                <text:list>
                  <text:list-item>
                    <text:p>Index Patterns</text:p>
                  </text:list-item>
                  <text:list-item>
                    <text:p>Dashboards</text:p>
                    <text:list>
                      <text:list-item>
                        <text:p><text:a xlink:href="https://elk.swarm.usc.edu/app/kibana#/dashboard/AV4REOpp5NkDleZmzKkE?_g=()&amp;_a=(description:'Overview%20of%20docker%20containers',filters:!(),fullScreenMode:!f,options:(darkTheme:!f),panels:!((embeddableConfig:(vis:(params:(sort:(columnIndex:1,direction:asc)))),gridData:(h:25,i:'1',w:28,x:0,y:0),id:Docker-containers,panelIndex:'1',type:visualization,version:'6.5.0'),(embeddableConfig:(vis:(defaultColors:('0%20-%20100':'rgb(0,104,55)'))),gridData:(h:10,i:'2',w:20,x:28,y:0),id:Docker-Number-of-Containers,panelIndex:'2',type:visualization,version:'6.5.0'),(embeddableConfig:(vis:(legendOpen:!t)),gridData:(h:15,i:'3',w:8,x:28,y:10),id:Docker-containers-per-host,panelIndex:'3',type:visualization,version:'6.5.0'),(embeddableConfig:(vis:(legendOpen:!f)),gridData:(h:15,i:'4',w:24,x:0,y:25),id:Docker-CPU-usage,panelIndex:'4',type:visualization,version:'6.5.0'),(embeddableConfig:(vis:(legendOpen:!f)),gridData:(h:15,i:'5',w:24,x:24,y:25),id:Docker-memory-usage,panelIndex:'5',type:visualization,version:'6.5.0'),(embeddableConfig:(vis:(legendOpen:!f)),gridData:(h:15,i:'6',w:48,x:0,y:40),id:Docker-Network-IO,panelIndex:'6',type:visualization,version:'6.5.0'),(embeddableConfig:(vis:(legendOpen:!f)),gridData:(h:15,i:'7',w:12,x:36,y:10),id:Docker-images-and-names,panelIndex:'7',type:visualization,version:'6.5.0')),query:(language:lucene,query:(query_string:(analyze_wildcard:!t,default_field:'*',query:'*'))),timeRestore:!f,title:'%5BMetricbeat%20Docker%5D%20Overview',viewMode:view)" xlink:type="simple">Docker</text:a>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r Testing – Web Browser Autom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elenium</text:p>
                <text:list>
                  <text:list-item>
                    <text:p>Firefox</text:p>
                  </text:list-item>
                  <text:list-item>
                    <text:p>Chrome</text:p>
                  </text:list-item>
                </text:list>
              </text:list-item>
              <text:list-item>
                <text:p><text:a xlink:href="https://guacamole.swarm.usc.edu/guacamole" xlink:type="simple">Guacamole</text:a></text:p>
                <text:list>
                  <text:list-item>
                    <text:p>guacadmin/guacadmin</text:p>
                  </text:list-item>
                  <text:list-item>
                    <text:p><text:a xlink:href="https://guacamole.swarm.usc.edu/guacamole/#/client/MQBjAG15c3Fs" xlink:type="simple">Firefox</text:a></text:p>
                  </text:list-item>
                  <text:list-item>
                    <text:p><text:a xlink:href="https://guacamole.swarm.usc.edu/guacamole/#/client/MgBjAG15c3Fs" xlink:type="simple">Chrome</text:a> - Browser Demo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c Code Analysis + Vulnerability Scann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a xlink:href="https://sonarqube.swarm.usc.edu/" xlink:type="simple">Sonarqube</text:a></text:p>
              </text:list-item>
              <text:list-item>
                <text:p>Clair</text:p>
              </text:list-item>
              <text:list-item>
                <text:p/>
              </text:list-item>
              <text:list-item>
                <text:p>Token: ce97b181ba052bd2c9823b75a6b47ec93818230c</text:p>
              </text:list-item>
              <text:list-item>
                <text:p/>
              </text:list-item>
              <text:list-item>
                <text:p>sonar-scanner \</text:p>
              </text:list-item>
              <text:list-item>
                <text:p><text:s text:c="2"/>-Dsonar.projectKey=devops-example \</text:p>
              </text:list-item>
              <text:list-item>
                <text:p><text:s text:c="2"/>-Dsonar.sources=. \</text:p>
              </text:list-item>
              <text:list-item>
                <text:p><text:s text:c="2"/>-Dsonar.host.url=https://sonarqube.swarm.usc.edu \</text:p>
              </text:list-item>
              <text:list-item>
                <text:p><text:s text:c="2"/>-Dsonar.login=ce97b181ba052bd2c9823b75a6b47ec93818230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3:08:40.494601797</meta:creation-date>
    <meta:editing-duration>PT8H30M4S</meta:editing-duration>
    <meta:editing-cycles>4</meta:editing-cycles>
    <meta:generator>LibreOffice/5.3.6.1$Linux_X86_64 LibreOffice_project/30$Build-1</meta:generator>
    <dc:date>2019-02-18T12:09:36.840848921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